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1809F9615DC4207E6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901cm" svg:height="5.671cm" svg:x="0.499cm" svg:y="0.552cm">
          <draw:image xlink:href="Pictures/1000000000000217000001809F9615DC4207E63A.png" xlink:type="simple" xlink:show="embed" xlink:actuate="onLoad">
            <text:p/>
          </draw:image>
        </draw:frame>
        <draw:line draw:style-name="gr2" draw:text-style-name="P2" draw:layer="layout" svg:x1="8.6cm" svg:y1="3.7cm" svg:x2="4.7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3:09:43.450000000</meta:creation-date>
    <dc:date>2016-01-26T13:12:23.201000000</dc:date>
    <meta:editing-duration>PT2M39S</meta:editing-duration>
    <meta:editing-cycles>2</meta:editing-cycles>
    <meta:generator>LibreOffice/5.0.4.2$Windows_x86 LibreOffice_project/2b9802c1994aa0b7dc6079e128979269cf95bc78</meta:generator>
    <meta:document-statistic meta:object-count="2"/>
  </office:meta>
</office:document-meta>
</file>